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officeooo:rsid="001fa14a" officeooo:paragraph-rsid="001fa14a"/>
    </style:style>
    <style:style style:name="P2" style:family="paragraph" style:parent-style-name="Standard">
      <style:text-properties style:font-name="Arial" officeooo:rsid="002093eb" officeooo:paragraph-rsid="002093eb"/>
    </style:style>
    <style:style style:name="P3" style:family="paragraph" style:parent-style-name="Standard">
      <style:text-properties style:font-name="Arial" officeooo:rsid="0022213b" officeooo:paragraph-rsid="0022213b"/>
    </style:style>
    <style:style style:name="P4" style:family="paragraph" style:parent-style-name="Text_20_body">
      <style:text-properties style:font-name="Arial" officeooo:rsid="002b3400" officeooo:paragraph-rsid="002b3400"/>
    </style:style>
    <style:style style:name="P5" style:family="paragraph" style:parent-style-name="Text_20_body">
      <style:text-properties style:font-name="Arial" officeooo:rsid="002c9e7c" officeooo:paragraph-rsid="002c9e7c"/>
    </style:style>
    <style:style style:name="P6" style:family="paragraph" style:parent-style-name="Text_20_body">
      <style:text-properties style:font-name="Arial" officeooo:paragraph-rsid="002c9e7c"/>
    </style:style>
    <style:style style:name="P7" style:family="paragraph" style:parent-style-name="Text_20_body">
      <style:text-properties style:font-name="Arial" officeooo:rsid="002e371f" officeooo:paragraph-rsid="002e371f"/>
    </style:style>
    <style:style style:name="P8" style:family="paragraph" style:parent-style-name="Text_20_body">
      <style:text-properties style:font-name="Arial" officeooo:rsid="0035aedd" officeooo:paragraph-rsid="0035aedd"/>
    </style:style>
    <style:style style:name="P9" style:family="paragraph" style:parent-style-name="Text_20_body">
      <style:text-properties style:font-name="Arial" officeooo:rsid="00369798" officeooo:paragraph-rsid="00369798"/>
    </style:style>
    <style:style style:name="P10" style:family="paragraph" style:parent-style-name="Text_20_body">
      <style:text-properties style:font-name="Arial" officeooo:rsid="0037d53c" officeooo:paragraph-rsid="0037d53c"/>
    </style:style>
    <style:style style:name="P11" style:family="paragraph" style:parent-style-name="Text_20_body">
      <style:text-properties style:font-name="Arial" officeooo:rsid="003999b0" officeooo:paragraph-rsid="003999b0"/>
    </style:style>
    <style:style style:name="P12" style:family="paragraph" style:parent-style-name="Subtitle">
      <style:text-properties officeooo:rsid="003ac80d" officeooo:paragraph-rsid="003ac80d"/>
    </style:style>
    <style:style style:name="P13" style:family="paragraph" style:parent-style-name="Text_20_body">
      <style:text-properties officeooo:rsid="003ac80d" officeooo:paragraph-rsid="003ac80d"/>
    </style:style>
    <style:style style:name="P14" style:family="paragraph" style:parent-style-name="Title">
      <style:text-properties officeooo:rsid="003ac80d" officeooo:paragraph-rsid="003ac80d"/>
    </style:style>
    <style:style style:name="P15" style:family="paragraph" style:parent-style-name="Text_20_body">
      <style:text-properties officeooo:rsid="003c25b4" officeooo:paragraph-rsid="003c25b4"/>
    </style:style>
    <style:style style:name="P16" style:family="paragraph" style:parent-style-name="Text_20_body">
      <style:text-properties officeooo:rsid="003ef6b4" officeooo:paragraph-rsid="003ef6b4"/>
    </style:style>
    <style:style style:name="P17" style:family="paragraph" style:parent-style-name="Text_20_body">
      <style:text-properties officeooo:rsid="00410900" officeooo:paragraph-rsid="00410900"/>
    </style:style>
    <style:style style:name="P18" style:family="paragraph" style:parent-style-name="Text_20_body">
      <style:text-properties officeooo:rsid="004382b8" officeooo:paragraph-rsid="004382b8"/>
    </style:style>
    <style:style style:name="P19" style:family="paragraph" style:parent-style-name="Text_20_body">
      <style:text-properties officeooo:rsid="0043fede" officeooo:paragraph-rsid="0043fede"/>
    </style:style>
    <style:style style:name="P20" style:family="paragraph" style:parent-style-name="Text_20_body">
      <style:text-properties officeooo:rsid="0044b1d2" officeooo:paragraph-rsid="0044b1d2"/>
    </style:style>
    <style:style style:name="P21" style:family="paragraph" style:parent-style-name="Text_20_body">
      <style:text-properties officeooo:rsid="00463fcf" officeooo:paragraph-rsid="00463fcf"/>
    </style:style>
    <style:style style:name="P22" style:family="paragraph" style:parent-style-name="Text_20_body">
      <style:text-properties officeooo:rsid="00497223" officeooo:paragraph-rsid="00497223"/>
    </style:style>
    <style:style style:name="P23" style:family="paragraph" style:parent-style-name="Text_20_body">
      <style:text-properties officeooo:rsid="00472560" officeooo:paragraph-rsid="00472560"/>
    </style:style>
    <style:style style:name="P24" style:family="paragraph" style:parent-style-name="Text_20_body">
      <style:text-properties officeooo:rsid="0049e5bd" officeooo:paragraph-rsid="0049e5bd"/>
    </style:style>
    <style:style style:name="P25" style:family="paragraph" style:parent-style-name="Text_20_body">
      <style:text-properties officeooo:rsid="004b1ee3" officeooo:paragraph-rsid="004b1ee3"/>
    </style:style>
    <style:style style:name="P26" style:family="paragraph" style:parent-style-name="Text_20_body">
      <style:text-properties officeooo:rsid="0050242e" officeooo:paragraph-rsid="0050242e"/>
    </style:style>
    <style:style style:name="P27" style:family="paragraph" style:parent-style-name="Text_20_body">
      <style:text-properties fo:font-weight="normal" officeooo:rsid="004d0e6c" officeooo:paragraph-rsid="004d0e6c" style:font-weight-asian="normal" style:font-weight-complex="normal"/>
    </style:style>
    <style:style style:name="P28" style:family="paragraph" style:parent-style-name="Text_20_body">
      <style:text-properties fo:font-weight="normal" officeooo:rsid="0067d2da" officeooo:paragraph-rsid="0067d2da" style:font-weight-asian="normal" style:font-weight-complex="normal"/>
    </style:style>
    <style:style style:name="P29" style:family="paragraph" style:parent-style-name="Text_20_body">
      <style:text-properties officeooo:rsid="0052a947" officeooo:paragraph-rsid="0052a947"/>
    </style:style>
    <style:style style:name="P30" style:family="paragraph" style:parent-style-name="Text_20_body">
      <style:text-properties officeooo:rsid="00536b1d" officeooo:paragraph-rsid="00536b1d"/>
    </style:style>
    <style:style style:name="P31" style:family="paragraph" style:parent-style-name="Text_20_body">
      <style:text-properties officeooo:rsid="00545bc6" officeooo:paragraph-rsid="00545bc6"/>
    </style:style>
    <style:style style:name="P32" style:family="paragraph" style:parent-style-name="Text_20_body">
      <style:text-properties officeooo:rsid="005af90f" officeooo:paragraph-rsid="005af90f"/>
    </style:style>
    <style:style style:name="P33" style:family="paragraph" style:parent-style-name="Text_20_body">
      <style:text-properties officeooo:paragraph-rsid="0057d34e"/>
    </style:style>
    <style:style style:name="P34" style:family="paragraph" style:parent-style-name="Text_20_body">
      <style:text-properties officeooo:rsid="005b8a8a" officeooo:paragraph-rsid="005b8a8a"/>
    </style:style>
    <style:style style:name="P35" style:family="paragraph" style:parent-style-name="Text_20_body">
      <style:text-properties officeooo:rsid="005ec24c" officeooo:paragraph-rsid="005ec24c"/>
    </style:style>
    <style:style style:name="P36" style:family="paragraph" style:parent-style-name="Text_20_body">
      <style:text-properties officeooo:rsid="00633bed" officeooo:paragraph-rsid="00633bed"/>
    </style:style>
    <style:style style:name="P37" style:family="paragraph" style:parent-style-name="Text_20_body">
      <style:text-properties officeooo:rsid="00648eef" officeooo:paragraph-rsid="00648eef"/>
    </style:style>
    <style:style style:name="P38" style:family="paragraph" style:parent-style-name="Text_20_body">
      <style:text-properties officeooo:rsid="00647767" officeooo:paragraph-rsid="00647767"/>
    </style:style>
    <style:style style:name="P39" style:family="paragraph" style:parent-style-name="Text_20_body">
      <style:text-properties fo:font-weight="bold" officeooo:rsid="00664a30" officeooo:paragraph-rsid="00664a30" style:font-weight-asian="bold" style:font-weight-complex="bold"/>
    </style:style>
    <style:style style:name="P40" style:family="paragraph" style:parent-style-name="Text_20_body">
      <style:text-properties officeooo:rsid="006b7268" officeooo:paragraph-rsid="006b7268"/>
    </style:style>
    <style:style style:name="P41" style:family="paragraph" style:parent-style-name="Text_20_body">
      <style:text-properties officeooo:rsid="0069be10" officeooo:paragraph-rsid="0069be10"/>
    </style:style>
    <style:style style:name="P42" style:family="paragraph" style:parent-style-name="Text_20_body">
      <style:text-properties officeooo:rsid="006d4b48" officeooo:paragraph-rsid="006d4b48"/>
    </style:style>
    <style:style style:name="P43" style:family="paragraph" style:parent-style-name="Text_20_body">
      <style:text-properties officeooo:rsid="006c5383" officeooo:paragraph-rsid="006c5383"/>
    </style:style>
    <style:style style:name="P44" style:family="paragraph" style:parent-style-name="Text_20_body">
      <style:text-properties officeooo:rsid="006d9b7a" officeooo:paragraph-rsid="006d9b7a"/>
    </style:style>
    <style:style style:name="P45" style:family="paragraph" style:parent-style-name="Text_20_body">
      <style:text-properties officeooo:rsid="006fbb48" officeooo:paragraph-rsid="006fbb48"/>
    </style:style>
    <style:style style:name="P46" style:family="paragraph" style:parent-style-name="Text_20_body">
      <style:text-properties officeooo:rsid="0070ce59" officeooo:paragraph-rsid="0070ce59"/>
    </style:style>
    <style:style style:name="P47" style:family="paragraph" style:parent-style-name="Text_20_body">
      <style:text-properties officeooo:rsid="007376dd" officeooo:paragraph-rsid="007376dd"/>
    </style:style>
    <style:style style:name="P48" style:family="paragraph" style:parent-style-name="Text_20_body">
      <style:text-properties officeooo:rsid="0074cd35" officeooo:paragraph-rsid="0074cd35"/>
    </style:style>
    <style:style style:name="P49" style:family="paragraph" style:parent-style-name="Text_20_body">
      <style:text-properties officeooo:rsid="00764a7f" officeooo:paragraph-rsid="00764a7f"/>
    </style:style>
    <style:style style:name="P50" style:family="paragraph" style:parent-style-name="Text_20_body">
      <style:text-properties officeooo:rsid="00787b2d" officeooo:paragraph-rsid="00787b2d"/>
    </style:style>
    <style:style style:name="P51" style:family="paragraph" style:parent-style-name="Text_20_body">
      <style:text-properties officeooo:rsid="007c233e" officeooo:paragraph-rsid="007c233e"/>
    </style:style>
    <style:style style:name="P52" style:family="paragraph" style:parent-style-name="Text_20_body">
      <style:text-properties officeooo:rsid="007f182c" officeooo:paragraph-rsid="007f182c"/>
    </style:style>
    <style:style style:name="P53" style:family="paragraph" style:parent-style-name="Text_20_body">
      <style:text-properties officeooo:rsid="007fcbf9" officeooo:paragraph-rsid="007fcbf9"/>
    </style:style>
    <style:style style:name="P54" style:family="paragraph" style:parent-style-name="Text_20_body">
      <style:text-properties officeooo:rsid="008071e0" officeooo:paragraph-rsid="008071e0"/>
    </style:style>
    <style:style style:name="P55" style:family="paragraph" style:parent-style-name="Text_20_body">
      <style:text-properties officeooo:rsid="00816cee" officeooo:paragraph-rsid="00816cee"/>
    </style:style>
    <style:style style:name="P56" style:family="paragraph" style:parent-style-name="Text_20_body">
      <style:text-properties officeooo:paragraph-rsid="00809454"/>
    </style:style>
    <style:style style:name="P57" style:family="paragraph" style:parent-style-name="Text_20_body">
      <style:text-properties officeooo:rsid="0083efb0" officeooo:paragraph-rsid="00861d57"/>
    </style:style>
    <style:style style:name="P58" style:family="paragraph" style:parent-style-name="Text_20_body">
      <style:text-properties officeooo:rsid="0087847c" officeooo:paragraph-rsid="0087847c"/>
    </style:style>
    <style:style style:name="P59" style:family="paragraph" style:parent-style-name="Text_20_body">
      <style:text-properties officeooo:rsid="00861d57" officeooo:paragraph-rsid="00861d57"/>
    </style:style>
    <style:style style:name="P60" style:family="paragraph" style:parent-style-name="Text_20_body">
      <style:text-properties officeooo:rsid="0089809d" officeooo:paragraph-rsid="0089809d"/>
    </style:style>
    <style:style style:name="P61" style:family="paragraph" style:parent-style-name="Text_20_body">
      <style:text-properties officeooo:rsid="008bb0d7" officeooo:paragraph-rsid="008bb0d7"/>
    </style:style>
    <style:style style:name="P62" style:family="paragraph" style:parent-style-name="Text_20_body">
      <style:text-properties officeooo:rsid="0090cf4a" officeooo:paragraph-rsid="0090cf4a"/>
    </style:style>
    <style:style style:name="P63" style:family="paragraph" style:parent-style-name="Text_20_body">
      <style:text-properties officeooo:rsid="008c4bff" officeooo:paragraph-rsid="008c4bff"/>
    </style:style>
    <style:style style:name="P64" style:family="paragraph" style:parent-style-name="Text_20_body">
      <style:text-properties officeooo:rsid="008e4b73" officeooo:paragraph-rsid="008e4b73"/>
    </style:style>
    <style:style style:name="P65" style:family="paragraph" style:parent-style-name="Text_20_body">
      <style:text-properties officeooo:rsid="0091ae00" officeooo:paragraph-rsid="0091ae00"/>
    </style:style>
    <style:style style:name="P66" style:family="paragraph" style:parent-style-name="Text_20_body">
      <style:text-properties officeooo:rsid="0092c2cf" officeooo:paragraph-rsid="0092c2cf"/>
    </style:style>
    <style:style style:name="P67" style:family="paragraph" style:parent-style-name="Text_20_body">
      <style:text-properties officeooo:rsid="0092fb49" officeooo:paragraph-rsid="0092fb49"/>
    </style:style>
    <style:style style:name="P68" style:family="paragraph" style:parent-style-name="Text_20_body">
      <style:text-properties officeooo:rsid="0094af53" officeooo:paragraph-rsid="0094af53"/>
    </style:style>
    <style:style style:name="P69" style:family="paragraph" style:parent-style-name="Text_20_body">
      <style:text-properties officeooo:rsid="00961f45" officeooo:paragraph-rsid="00961f45"/>
    </style:style>
    <style:style style:name="P70" style:family="paragraph" style:parent-style-name="Text_20_body">
      <style:text-properties officeooo:rsid="00971ea2" officeooo:paragraph-rsid="00971ea2"/>
    </style:style>
    <style:style style:name="P71" style:family="paragraph" style:parent-style-name="Text_20_body">
      <style:text-properties officeooo:rsid="00986f56" officeooo:paragraph-rsid="00986f56"/>
    </style:style>
    <style:style style:name="P72" style:family="paragraph" style:parent-style-name="Heading_20_1">
      <style:text-properties officeooo:rsid="0022eefd" officeooo:paragraph-rsid="0022eefd"/>
    </style:style>
    <style:style style:name="P73" style:family="paragraph" style:parent-style-name="Heading_20_1">
      <style:text-properties officeooo:rsid="002a2b1f" officeooo:paragraph-rsid="002a2b1f"/>
    </style:style>
    <style:style style:name="P74" style:family="paragraph" style:parent-style-name="Heading_20_1">
      <style:text-properties officeooo:rsid="002e371f" officeooo:paragraph-rsid="002e371f"/>
    </style:style>
    <style:style style:name="P75" style:family="paragraph" style:parent-style-name="Heading_20_1">
      <style:text-properties officeooo:rsid="0035aedd" officeooo:paragraph-rsid="0035aedd"/>
    </style:style>
    <style:style style:name="P76" style:family="paragraph" style:parent-style-name="Heading_20_1">
      <style:text-properties officeooo:rsid="003999b0" officeooo:paragraph-rsid="003999b0"/>
    </style:style>
    <style:style style:name="P77" style:family="paragraph" style:parent-style-name="Heading_20_1">
      <style:text-properties officeooo:rsid="003ac80d" officeooo:paragraph-rsid="003ac80d"/>
    </style:style>
    <style:style style:name="P78" style:family="paragraph" style:parent-style-name="Heading_20_1">
      <style:text-properties officeooo:rsid="003d8794" officeooo:paragraph-rsid="003d8794"/>
    </style:style>
    <style:style style:name="P79" style:family="paragraph" style:parent-style-name="Heading_20_1">
      <style:text-properties officeooo:rsid="00410900" officeooo:paragraph-rsid="00410900"/>
    </style:style>
    <style:style style:name="P80" style:family="paragraph" style:parent-style-name="Heading_20_1">
      <style:text-properties officeooo:rsid="004382b8" officeooo:paragraph-rsid="004382b8"/>
    </style:style>
    <style:style style:name="P81" style:family="paragraph" style:parent-style-name="Heading_20_1">
      <style:text-properties officeooo:rsid="00463fcf" officeooo:paragraph-rsid="00463fcf"/>
    </style:style>
    <style:style style:name="P82" style:family="paragraph" style:parent-style-name="Heading_20_1">
      <style:text-properties officeooo:rsid="00497223" officeooo:paragraph-rsid="00497223"/>
    </style:style>
    <style:style style:name="P83" style:family="paragraph" style:parent-style-name="Heading_20_1">
      <style:text-properties officeooo:rsid="0050242e" officeooo:paragraph-rsid="0050242e"/>
    </style:style>
    <style:style style:name="P84" style:family="paragraph" style:parent-style-name="Heading_20_1">
      <style:text-properties officeooo:rsid="0052a947" officeooo:paragraph-rsid="0052a947"/>
    </style:style>
    <style:style style:name="P85" style:family="paragraph" style:parent-style-name="Heading_20_1">
      <style:text-properties officeooo:rsid="00540573" officeooo:paragraph-rsid="00540573"/>
    </style:style>
    <style:style style:name="P86" style:family="paragraph" style:parent-style-name="Heading_20_1">
      <style:text-properties officeooo:rsid="0055b9de" officeooo:paragraph-rsid="0055b9de"/>
    </style:style>
    <style:style style:name="P87" style:family="paragraph" style:parent-style-name="Heading_20_1">
      <style:text-properties officeooo:rsid="005af90f" officeooo:paragraph-rsid="005af90f"/>
    </style:style>
    <style:style style:name="P88" style:family="paragraph" style:parent-style-name="Heading_20_1">
      <style:text-properties officeooo:rsid="005d517f"/>
    </style:style>
    <style:style style:name="P89" style:family="paragraph" style:parent-style-name="Heading_20_1">
      <style:text-properties officeooo:rsid="00633bed" officeooo:paragraph-rsid="00633bed"/>
    </style:style>
    <style:style style:name="P90" style:family="paragraph" style:parent-style-name="Heading_20_1">
      <style:text-properties officeooo:rsid="00648eef" officeooo:paragraph-rsid="00648eef"/>
    </style:style>
    <style:style style:name="P91" style:family="paragraph" style:parent-style-name="Heading_20_1">
      <style:text-properties officeooo:rsid="0068d9b0"/>
    </style:style>
    <style:style style:name="P92" style:family="paragraph" style:parent-style-name="Heading_20_1">
      <style:text-properties officeooo:rsid="006b7268" officeooo:paragraph-rsid="006b7268"/>
    </style:style>
    <style:style style:name="P93" style:family="paragraph" style:parent-style-name="Heading_20_1">
      <style:text-properties officeooo:rsid="006fbb48"/>
    </style:style>
    <style:style style:name="P94" style:family="paragraph" style:parent-style-name="Heading_20_1">
      <style:text-properties officeooo:rsid="007319ee" officeooo:paragraph-rsid="007319ee"/>
    </style:style>
    <style:style style:name="P95" style:family="paragraph" style:parent-style-name="Heading_20_1">
      <style:text-properties officeooo:rsid="00787b2d" officeooo:paragraph-rsid="00787b2d"/>
    </style:style>
    <style:style style:name="P96" style:family="paragraph" style:parent-style-name="Heading_20_1">
      <style:text-properties officeooo:rsid="007d54ca" officeooo:paragraph-rsid="007d54ca"/>
    </style:style>
    <style:style style:name="P97" style:family="paragraph" style:parent-style-name="Heading_20_1">
      <style:text-properties officeooo:rsid="00816cee" officeooo:paragraph-rsid="00816cee"/>
    </style:style>
    <style:style style:name="P98" style:family="paragraph" style:parent-style-name="Heading_20_1">
      <style:text-properties officeooo:rsid="0083efb0" officeooo:paragraph-rsid="0083efb0"/>
    </style:style>
    <style:style style:name="P99" style:family="paragraph" style:parent-style-name="Heading_20_1">
      <style:text-properties officeooo:rsid="0087847c" officeooo:paragraph-rsid="0087847c"/>
    </style:style>
    <style:style style:name="P100" style:family="paragraph" style:parent-style-name="Heading_20_1">
      <style:text-properties officeooo:rsid="008f6c0b" officeooo:paragraph-rsid="008f6c0b"/>
    </style:style>
    <style:style style:name="P101" style:family="paragraph" style:parent-style-name="Heading_20_1">
      <style:text-properties officeooo:rsid="0091ae00" officeooo:paragraph-rsid="0091ae00"/>
    </style:style>
    <style:style style:name="P102" style:family="paragraph" style:parent-style-name="Heading_20_1">
      <style:text-properties officeooo:rsid="00961f45" officeooo:paragraph-rsid="00961f45"/>
    </style:style>
    <style:style style:name="P103" style:family="paragraph" style:parent-style-name="Heading_20_1">
      <style:text-properties officeooo:rsid="009943a9" officeooo:paragraph-rsid="009943a9"/>
    </style:style>
    <style:style style:name="P104" style:family="paragraph" style:parent-style-name="Heading_20_2">
      <style:text-properties officeooo:rsid="0022eefd" officeooo:paragraph-rsid="0022eefd"/>
    </style:style>
    <style:style style:name="P105" style:family="paragraph" style:parent-style-name="Heading_20_2">
      <style:text-properties officeooo:rsid="002c9e7c" officeooo:paragraph-rsid="002c9e7c"/>
    </style:style>
    <style:style style:name="P106" style:family="paragraph" style:parent-style-name="Heading_20_2">
      <style:text-properties officeooo:rsid="002e371f" officeooo:paragraph-rsid="002e371f"/>
    </style:style>
    <style:style style:name="P107" style:family="paragraph" style:parent-style-name="Heading_20_2">
      <style:text-properties officeooo:rsid="0033bf59" officeooo:paragraph-rsid="0033bf59"/>
    </style:style>
    <style:style style:name="P108" style:family="paragraph" style:parent-style-name="Heading_20_2">
      <style:text-properties officeooo:rsid="0035aedd" officeooo:paragraph-rsid="0035aedd"/>
    </style:style>
    <style:style style:name="P109" style:family="paragraph" style:parent-style-name="Heading_20_2">
      <style:text-properties officeooo:rsid="003999b0" officeooo:paragraph-rsid="003999b0"/>
    </style:style>
    <style:style style:name="P110" style:family="paragraph" style:parent-style-name="Heading_20_2">
      <style:text-properties officeooo:rsid="003ac80d" officeooo:paragraph-rsid="003ac80d"/>
    </style:style>
    <style:style style:name="P111" style:family="paragraph" style:parent-style-name="Heading_20_2">
      <style:text-properties officeooo:rsid="003c25b4" officeooo:paragraph-rsid="003c25b4"/>
    </style:style>
    <style:style style:name="P112" style:family="paragraph" style:parent-style-name="Heading_20_2">
      <style:text-properties officeooo:rsid="003d8794" officeooo:paragraph-rsid="003d8794"/>
    </style:style>
    <style:style style:name="P113" style:family="paragraph" style:parent-style-name="Heading_20_2">
      <style:text-properties officeooo:rsid="0092fb49" officeooo:paragraph-rsid="0092fb49"/>
    </style:style>
    <style:style style:name="P114" style:family="paragraph" style:parent-style-name="Heading_20_2">
      <style:text-properties officeooo:rsid="00410900" officeooo:paragraph-rsid="00410900"/>
    </style:style>
    <style:style style:name="P115" style:family="paragraph" style:parent-style-name="Heading_20_2">
      <style:text-properties officeooo:rsid="00463fcf" officeooo:paragraph-rsid="00463fcf"/>
    </style:style>
    <style:style style:name="P116" style:family="paragraph" style:parent-style-name="Heading_20_2">
      <style:text-properties officeooo:rsid="00497223" officeooo:paragraph-rsid="00497223"/>
    </style:style>
    <style:style style:name="P117" style:family="paragraph" style:parent-style-name="Heading_20_2">
      <style:text-properties officeooo:rsid="0050242e" officeooo:paragraph-rsid="0050242e"/>
    </style:style>
    <style:style style:name="P118" style:family="paragraph" style:parent-style-name="Heading_20_2">
      <style:text-properties officeooo:rsid="0051ef04" officeooo:paragraph-rsid="0051ef04"/>
    </style:style>
    <style:style style:name="P119" style:family="paragraph" style:parent-style-name="Heading_20_2">
      <style:text-properties officeooo:rsid="0052a947" officeooo:paragraph-rsid="0052a947"/>
    </style:style>
    <style:style style:name="P120" style:family="paragraph" style:parent-style-name="Heading_20_2">
      <style:text-properties officeooo:rsid="00540573" officeooo:paragraph-rsid="00540573"/>
    </style:style>
    <style:style style:name="P121" style:family="paragraph" style:parent-style-name="Heading_20_2">
      <style:text-properties officeooo:rsid="0057d34e" officeooo:paragraph-rsid="0057d34e"/>
    </style:style>
    <style:style style:name="P122" style:family="paragraph" style:parent-style-name="Heading_20_2">
      <style:text-properties officeooo:rsid="005d517f" officeooo:paragraph-rsid="005d517f"/>
    </style:style>
    <style:style style:name="P123" style:family="paragraph" style:parent-style-name="Heading_20_2">
      <style:text-properties officeooo:rsid="00633bed" officeooo:paragraph-rsid="00633bed"/>
    </style:style>
    <style:style style:name="P124" style:family="paragraph" style:parent-style-name="Heading_20_2">
      <style:text-properties officeooo:rsid="00647767" officeooo:paragraph-rsid="00647767"/>
    </style:style>
    <style:style style:name="P125" style:family="paragraph" style:parent-style-name="Heading_20_2">
      <style:text-properties officeooo:rsid="00648eef" officeooo:paragraph-rsid="00648eef"/>
    </style:style>
    <style:style style:name="P126" style:family="paragraph" style:parent-style-name="Heading_20_2">
      <style:text-properties officeooo:rsid="0069be10" officeooo:paragraph-rsid="0069be10"/>
    </style:style>
    <style:style style:name="P127" style:family="paragraph" style:parent-style-name="Heading_20_2">
      <style:text-properties officeooo:rsid="006b7268" officeooo:paragraph-rsid="006b7268"/>
    </style:style>
    <style:style style:name="P128" style:family="paragraph" style:parent-style-name="Heading_20_2">
      <style:text-properties officeooo:rsid="006d4b48" officeooo:paragraph-rsid="006d4b48"/>
    </style:style>
    <style:style style:name="P129" style:family="paragraph" style:parent-style-name="Heading_20_2">
      <style:text-properties officeooo:rsid="006fbb48"/>
    </style:style>
    <style:style style:name="P130" style:family="paragraph" style:parent-style-name="Heading_20_2">
      <style:text-properties officeooo:rsid="006fbb48" officeooo:paragraph-rsid="006fbb48"/>
    </style:style>
    <style:style style:name="P131" style:family="paragraph" style:parent-style-name="Heading_20_2">
      <style:text-properties officeooo:rsid="007376dd" officeooo:paragraph-rsid="007376dd"/>
    </style:style>
    <style:style style:name="P132" style:family="paragraph" style:parent-style-name="Heading_20_2">
      <style:text-properties officeooo:rsid="0074cd35" officeooo:paragraph-rsid="0074cd35"/>
    </style:style>
    <style:style style:name="P133" style:family="paragraph" style:parent-style-name="Heading_20_2">
      <style:text-properties officeooo:rsid="00764a7f" officeooo:paragraph-rsid="00764a7f"/>
    </style:style>
    <style:style style:name="P134" style:family="paragraph" style:parent-style-name="Heading_20_2">
      <style:text-properties officeooo:rsid="00787b2d" officeooo:paragraph-rsid="00787b2d"/>
    </style:style>
    <style:style style:name="P135" style:family="paragraph" style:parent-style-name="Heading_20_2">
      <style:text-properties officeooo:rsid="007f7207" officeooo:paragraph-rsid="007f7207"/>
    </style:style>
    <style:style style:name="P136" style:family="paragraph" style:parent-style-name="Heading_20_2">
      <style:text-properties officeooo:rsid="00809454" officeooo:paragraph-rsid="00809454"/>
    </style:style>
    <style:style style:name="P137" style:family="paragraph" style:parent-style-name="Heading_20_2">
      <style:text-properties officeooo:rsid="00816cee" officeooo:paragraph-rsid="00816cee"/>
    </style:style>
    <style:style style:name="P138" style:family="paragraph" style:parent-style-name="Heading_20_2">
      <style:text-properties officeooo:rsid="0083efb0" officeooo:paragraph-rsid="0083efb0"/>
    </style:style>
    <style:style style:name="P139" style:family="paragraph" style:parent-style-name="Heading_20_2">
      <style:text-properties officeooo:rsid="0087847c" officeooo:paragraph-rsid="0087847c"/>
    </style:style>
    <style:style style:name="P140" style:family="paragraph" style:parent-style-name="Heading_20_2">
      <style:text-properties officeooo:rsid="008f6c0b" officeooo:paragraph-rsid="008f6c0b"/>
    </style:style>
    <style:style style:name="P141" style:family="paragraph" style:parent-style-name="Heading_20_2">
      <style:text-properties officeooo:rsid="0090cf4a" officeooo:paragraph-rsid="0090cf4a"/>
    </style:style>
    <style:style style:name="P142" style:family="paragraph" style:parent-style-name="Heading_20_2">
      <style:text-properties officeooo:rsid="0091ae00" officeooo:paragraph-rsid="0091ae00"/>
    </style:style>
    <style:style style:name="P143" style:family="paragraph" style:parent-style-name="Heading_20_2">
      <style:text-properties officeooo:rsid="0094af53" officeooo:paragraph-rsid="0094af53"/>
    </style:style>
    <style:style style:name="P144" style:family="paragraph" style:parent-style-name="Heading_20_2">
      <style:text-properties officeooo:rsid="00961f45" officeooo:paragraph-rsid="00961f45"/>
    </style:style>
    <style:style style:name="P145" style:family="paragraph" style:parent-style-name="Heading_20_2">
      <style:text-properties officeooo:rsid="009943a9" officeooo:paragraph-rsid="009943a9"/>
    </style:style>
    <style:style style:name="P146" style:family="paragraph" style:parent-style-name="Heading_20_2">
      <style:text-properties officeooo:rsid="009a0d84" officeooo:paragraph-rsid="009a0d84"/>
    </style:style>
    <style:style style:name="P147" style:family="paragraph" style:parent-style-name="Text_20_body" style:list-style-name="L1">
      <style:text-properties style:font-name="Arial" officeooo:rsid="00255a43" officeooo:paragraph-rsid="00255a43"/>
    </style:style>
    <style:style style:name="P148" style:family="paragraph" style:parent-style-name="Text_20_body" style:list-style-name="L1">
      <style:text-properties style:font-name="Arial" officeooo:rsid="0025dabd" officeooo:paragraph-rsid="0025dabd"/>
    </style:style>
    <style:style style:name="P149" style:family="paragraph" style:parent-style-name="Text_20_body" style:list-style-name="L1">
      <style:text-properties style:font-name="Arial" officeooo:rsid="00274efc" officeooo:paragraph-rsid="00274efc"/>
    </style:style>
    <style:style style:name="P150" style:family="paragraph" style:parent-style-name="Text_20_body" style:list-style-name="L2">
      <style:text-properties style:font-name="Arial" officeooo:rsid="00307c1c" officeooo:paragraph-rsid="00307c1c"/>
    </style:style>
    <style:style style:name="P151" style:family="paragraph" style:parent-style-name="Text_20_body" style:list-style-name="L2">
      <style:text-properties style:font-name="Arial" style:text-underline-style="none" officeooo:rsid="0031dab7" officeooo:paragraph-rsid="0031dab7"/>
    </style:style>
    <style:style style:name="P152" style:family="paragraph" style:parent-style-name="Text_20_body" style:list-style-name="L3">
      <style:text-properties style:font-name="Arial" officeooo:rsid="0033bf59" officeooo:paragraph-rsid="0033bf59"/>
    </style:style>
    <style:style style:name="P153" style:family="paragraph" style:parent-style-name="Text_20_body" style:list-style-name="L3">
      <style:text-properties style:font-name="Arial" officeooo:rsid="00352d54" officeooo:paragraph-rsid="00352d54"/>
    </style:style>
    <style:style style:name="P154" style:family="paragraph" style:parent-style-name="Text_20_body" style:list-style-name="L4">
      <style:text-properties style:font-name="Arial" officeooo:rsid="00379e33" officeooo:paragraph-rsid="00379e33"/>
    </style:style>
    <style:style style:name="P155" style:family="paragraph" style:parent-style-name="Text_20_body" style:list-style-name="L5">
      <style:text-properties style:font-name="Arial" officeooo:rsid="003ac80d" officeooo:paragraph-rsid="003ac80d"/>
    </style:style>
    <style:style style:name="P156" style:family="paragraph" style:parent-style-name="Text_20_body" style:list-style-name="L6">
      <style:text-properties style:font-name="Arial" officeooo:rsid="003ac80d" officeooo:paragraph-rsid="003ac80d"/>
    </style:style>
    <style:style style:name="P157" style:family="paragraph" style:parent-style-name="Text_20_body" style:list-style-name="L7">
      <style:text-properties officeooo:rsid="003c25b4" officeooo:paragraph-rsid="003c25b4"/>
    </style:style>
    <style:style style:name="P158" style:family="paragraph" style:parent-style-name="Text_20_body" style:list-style-name="L8">
      <style:text-properties officeooo:rsid="003ef6b4" officeooo:paragraph-rsid="003ef6b4"/>
    </style:style>
    <style:style style:name="P159" style:family="paragraph" style:parent-style-name="Text_20_body" style:list-style-name="L9">
      <style:text-properties officeooo:rsid="00472560" officeooo:paragraph-rsid="00472560"/>
    </style:style>
    <style:style style:name="P160" style:family="paragraph" style:parent-style-name="Text_20_body" style:list-style-name="L9">
      <style:text-properties officeooo:rsid="00482f53" officeooo:paragraph-rsid="00482f53"/>
    </style:style>
    <style:style style:name="P161" style:family="paragraph" style:parent-style-name="Text_20_body" style:list-style-name="L10">
      <style:text-properties fo:font-weight="bold" officeooo:rsid="004b1ee3" officeooo:paragraph-rsid="004b1ee3" style:font-weight-asian="bold" style:font-weight-complex="bold"/>
    </style:style>
    <style:style style:name="P162" style:family="paragraph" style:parent-style-name="Text_20_body" style:list-style-name="L13">
      <style:text-properties fo:font-weight="bold" officeooo:rsid="0060b40d" officeooo:paragraph-rsid="0060b40d" style:font-weight-asian="bold" style:font-weight-complex="bold"/>
    </style:style>
    <style:style style:name="P163" style:family="paragraph" style:parent-style-name="Text_20_body" style:list-style-name="L11">
      <style:text-properties officeooo:rsid="00536b1d" officeooo:paragraph-rsid="00536b1d"/>
    </style:style>
    <style:style style:name="P164" style:family="paragraph" style:parent-style-name="Text_20_body" style:list-style-name="L12">
      <style:text-properties officeooo:rsid="005b8a8a" officeooo:paragraph-rsid="005b8a8a"/>
    </style:style>
    <style:style style:name="P165" style:family="paragraph" style:parent-style-name="Text_20_body" style:list-style-name="L13">
      <style:text-properties fo:font-weight="normal" officeooo:rsid="0060b40d" officeooo:paragraph-rsid="0060b40d" style:font-weight-asian="normal" style:font-weight-complex="normal"/>
    </style:style>
    <style:style style:name="P166" style:family="paragraph" style:parent-style-name="Text_20_body">
      <style:text-properties officeooo:rsid="009943a9" officeooo:paragraph-rsid="009943a9"/>
    </style:style>
    <style:style style:name="P167" style:family="paragraph" style:parent-style-name="Text_20_body" style:list-style-name="L14">
      <style:text-properties officeooo:rsid="009a0d84" officeooo:paragraph-rsid="009a0d84"/>
    </style:style>
    <style:style style:name="P168" style:family="paragraph" style:parent-style-name="Text_20_body" style:list-style-name="L14">
      <style:text-properties officeooo:rsid="009c040f" officeooo:paragraph-rsid="009c040f"/>
    </style:style>
    <style:style style:name="T1" style:family="text">
      <style:text-properties officeooo:rsid="0022eefd"/>
    </style:style>
    <style:style style:name="T2" style:family="text">
      <style:text-properties officeooo:rsid="0024b5cf"/>
    </style:style>
    <style:style style:name="T3" style:family="text">
      <style:text-properties officeooo:rsid="00274efc"/>
    </style:style>
    <style:style style:name="T4" style:family="text">
      <style:text-properties officeooo:rsid="002a2b1f"/>
    </style:style>
    <style:style style:name="T5" style:family="text">
      <style:text-properties officeooo:rsid="002c9e7c"/>
    </style:style>
    <style:style style:name="T6" style:family="text">
      <style:text-properties officeooo:rsid="002e06d1"/>
    </style:style>
    <style:style style:name="T7" style:family="text">
      <style:text-properties officeooo:rsid="00307c1c"/>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style:text-underline-style="none" officeooo:rsid="0031dab7"/>
    </style:style>
    <style:style style:name="T11" style:family="text">
      <style:text-properties officeooo:rsid="00352d54"/>
    </style:style>
    <style:style style:name="T12" style:family="text">
      <style:text-properties officeooo:rsid="003ce2e2"/>
    </style:style>
    <style:style style:name="T13" style:family="text">
      <style:text-properties officeooo:rsid="003ef6b4"/>
    </style:style>
    <style:style style:name="T14" style:family="text">
      <style:text-properties officeooo:rsid="00407f1e"/>
    </style:style>
    <style:style style:name="T15" style:family="text">
      <style:text-properties officeooo:rsid="00417d55"/>
    </style:style>
    <style:style style:name="T16" style:family="text">
      <style:text-properties officeooo:rsid="0043fede"/>
    </style:style>
    <style:style style:name="T17" style:family="text">
      <style:text-properties officeooo:rsid="0044b1d2"/>
    </style:style>
    <style:style style:name="T18" style:family="text">
      <style:text-properties officeooo:rsid="00463fcf"/>
    </style:style>
    <style:style style:name="T19" style:family="text">
      <style:text-properties officeooo:rsid="00482f53"/>
    </style:style>
    <style:style style:name="T20" style:family="text">
      <style:text-properties fo:font-weight="normal" style:font-weight-asian="normal" style:font-weight-complex="normal"/>
    </style:style>
    <style:style style:name="T21" style:family="text">
      <style:text-properties fo:font-weight="normal" officeooo:rsid="0061e2d2" style:font-weight-asian="normal" style:font-weight-complex="normal"/>
    </style:style>
    <style:style style:name="T22" style:family="text">
      <style:text-properties officeooo:rsid="0051ef04"/>
    </style:style>
    <style:style style:name="T23" style:family="text">
      <style:text-properties officeooo:rsid="00528557"/>
    </style:style>
    <style:style style:name="T24" style:family="text">
      <style:text-properties officeooo:rsid="00536b1d"/>
    </style:style>
    <style:style style:name="T25" style:family="text">
      <style:text-properties officeooo:rsid="00540573"/>
    </style:style>
    <style:style style:name="T26" style:family="text">
      <style:text-properties officeooo:rsid="005af90f"/>
    </style:style>
    <style:style style:name="T27" style:family="text">
      <style:text-properties officeooo:rsid="0057d34e"/>
    </style:style>
    <style:style style:name="T28" style:family="text">
      <style:text-properties officeooo:rsid="0060b40d"/>
    </style:style>
    <style:style style:name="T29" style:family="text">
      <style:text-properties officeooo:rsid="00648eef"/>
    </style:style>
    <style:style style:name="T30" style:family="text">
      <style:text-properties officeooo:rsid="006d4b48"/>
    </style:style>
    <style:style style:name="T31" style:family="text">
      <style:text-properties fo:font-weight="bold" style:font-weight-asian="bold" style:font-weight-complex="bold"/>
    </style:style>
    <style:style style:name="T32" style:family="text">
      <style:text-properties officeooo:rsid="0080f56f"/>
    </style:style>
    <style:style style:name="T33" style:family="text">
      <style:text-properties officeooo:rsid="0081af58"/>
    </style:style>
    <style:style style:name="T34" style:family="text">
      <style:text-properties officeooo:rsid="00824989"/>
    </style:style>
    <style:style style:name="T35" style:family="text">
      <style:text-properties officeooo:rsid="00861d57"/>
    </style:style>
    <style:style style:name="T36" style:family="text">
      <style:text-properties officeooo:rsid="008b4d54"/>
    </style:style>
    <style:style style:name="T37" style:family="text">
      <style:text-properties officeooo:rsid="009c040f"/>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ebut engine journal</text:p>
      <text:p text:style-name="P12">How I proceeded, what I learnt, considerations, ideas</text:p>
      <text:h text:style-name="Heading_20_1" text:outline-level="1">02/04/2022</text:h>
      <text:h text:style-name="Heading_20_2" text:outline-level="2">What’s a game engine?</text:h>
      <text:p text:style-name="P1">It’s a tool that transforms data, reading it from the disk and putting it on the screen. Engines are therefore data-oriented and take assets (files like sprites, models, audio clips…) as their input.</text:p>
      <text:p text:style-name="P2">Asset creation is the task assigned to content creators (artists).</text:p>
      <text:p text:style-name="P2"/>
      <text:p text:style-name="P2">Engines are made of different systems. In addition to the features one could think about (rendering, audio…), there are also other important aspects like platform abstraction, that is used to deploy the games developed with the engine to multiple platforms.</text:p>
      <text:p text:style-name="P2"/>
      <text:p text:style-name="P3">Game engines are born from the necessity of being able to recycle code (in games, or in any kind of graphics / media-related application) for multiple projects. It’s useless to write a rendering module lots of times for different games or to frankenstein older projects to adapt them to new requirements. Instead, we’d like to have some kind of platforms that gives us an interface so that some of the work we’d have to <text:span text:style-name="T1">do</text:span> is already done.</text:p>
      <text:p text:style-name="P1"/>
      <text:p text:style-name="P1">Despite being mostly used for games, engines aren’t bound to the gamedev world and can be used for a lot of <text:span text:style-name="T2">different </text:span>media-related applications <text:span text:style-name="T2">(tourism VR, architectural visualization and more).</text:span></text:p>
      <text:p text:style-name="P1"/>
      <text:h text:style-name="P72" text:outline-level="1">0<text:span text:style-name="T4">2</text:span>/<text:span text:style-name="T4">04</text:span>/2022</text:h>
      <text:h text:style-name="P104" text:outline-level="2">Designing a game engine</text:h>
      <text:list xml:id="list752379091" text:style-name="L1">
        <text:list-item>
          <text:p text:style-name="P147">Entry point: what happens when we launch the engine? What is executed first?</text:p>
        </text:list-item>
        <text:list-item>
          <text:p text:style-name="P147">Application Layer: the part of the engine that handles events and everything’s needed to get the game loop working.</text:p>
        </text:list-item>
        <text:list-item>
          <text:p text:style-name="P147">Window Layer: used to handle windows, the targets of the engine’s output.</text:p>
          <text:list>
            <text:list-item>
              <text:p text:style-name="P148">Input &amp; Events: event managers are important and are used by the application to subscribe to certain kinds of events in order for it to react to them via callbacks. The Input / Events layer is basically a message system for the engine, that is notified about what the user is doing.</text:p>
            </text:list-item>
          </text:list>
        </text:list-item>
        <text:list-item>
          <text:p text:style-name="P148">Renderer: the part used to render graphics at each frame, it’s the biggest and the most complicated system. </text:p>
        </text:list-item>
        <text:list-item>
          <text:p text:style-name="P148">Render API abstraction: we’re going to support multiple graphics API (Vulkan, OpenGL, DirectX). The abstraction is needed because we don’t want to copy everything OpenGL does and translate it for, say, DirectX, since DirectX might be <text:soft-page-break/>more efficient at handling things in a different way than OpenGL.</text:p>
        </text:list-item>
        <text:list-item>
          <text:p text:style-name="P148">Debug support: visualize colliders, logging, debug graphics, analyze performances (profiling)...any kind of tool used to debug an application made with the engine.</text:p>
        </text:list-item>
        <text:list-item>
          <text:p text:style-name="P148">Scripting language: instead of having the user deal with C++, we’d like them to be able to use a higher level scripting language to make things easier for them (<text:span text:style-name="T3">A/N: might be a good opportunity to learn Lua).</text:span></text:p>
        </text:list-item>
        <text:list-item>
          <text:p text:style-name="P149">Memory systems: handle memory allocation, avoid leaks.</text:p>
        </text:list-item>
        <text:list-item>
          <text:p text:style-name="P149">ECS: Entity Component System, the system used to create game objects in the world and moduralize them, that is create components that keep track of a certain type of data (colliders, physics data, rendering data), attach them to an Entity and let a System manipulate that data to update what’s happening on the screen.</text:p>
        </text:list-item>
        <text:list-item>
          <text:p text:style-name="P149">Physics</text:p>
        </text:list-item>
        <text:list-item>
          <text:p text:style-name="P149">File I/O, VFS (Virtual File System)</text:p>
        </text:list-item>
        <text:list-item>
          <text:p text:style-name="P149">Build system: assets aren’t optimized for use for our engine. It’s necessary to establish a custom data format and convert data to it, so that handling asset data is more efficient.</text:p>
        </text:list-item>
      </text:list>
      <text:h text:style-name="P73" text:outline-level="1">02/05/2022</text:h>
      <text:h text:style-name="P105" text:outline-level="2">Setting up the project</text:h>
      <text:p text:style-name="P4">Created the Visual Studio project. We’re going to target x64 architectures so I disabled any other possibilities in the project properties. In addition, I set the build artifact to be a .dll library, so that games using the engine will just have to link that library instead of linking all its dependencies.</text:p>
      <text:p text:style-name="P4">Created a Sandbox project as well, since Debut is a dll, it can’t run on its own of course. The Sandbox project is set as the startup project and, by manipulating the solution file, will show up first when a contributor opens the solution. <text:span text:style-name="T5">I also linked Debut as a reference for Sandbox.</text:span></text:p>
      <text:p text:style-name="P5">Created a hello world function (Debut::Print) and managed to call it from Sandbox. Might be good to learn what _declspec(dllexport/dllimport) do before moving on.</text:p>
      <text:h text:style-name="P105" text:outline-level="2">Post:</text:h>
      <text:p text:style-name="P6">_<text:span text:style-name="T6">declspec(dllexport) lets us export the name of a function from a dll. This is necessary because of different naming conventions between different compiler versions. In the same way, _declspec(dllimport) lets us import the name of a function and use it to call it.</text:span></text:p>
      <text:h text:style-name="P74" text:outline-level="1"><text:soft-page-break/>02/05/222</text:h>
      <text:h text:style-name="P106" text:outline-level="2">Entry point</text:h>
      <text:p text:style-name="P7">Our application needs to start somewhere: from that point, different tasks are executed (engine initialization, game initialization, engine loop…). <text:span text:style-name="T7">We don’t want the user to have their own main, instead we’re going to have a main function (our entry point) inside the engine. The user will just create an application.</text:span></text:p>
      <text:list xml:id="list1998531629" text:style-name="L2">
        <text:list-item>
          <text:p text:style-name="P150">Defined a few macros in Core.h used to abstract <text:span text:style-name="T8">declspec(dllexport/import) </text:span><text:span text:style-name="T9">statements. The user can now just use DBT_API </text:span><text:span text:style-name="T10">in front of a name to export / import and it’ll work. Added a Debut.h header file to contain all other headers and let the user just include it without having to include every single header</text:span></text:p>
        </text:list-item>
        <text:list-item>
          <text:p text:style-name="P151">Added EntryPoint.h, containing a main function that creates a Debut application and runs it. In that way, the user can just define a CreateApplication method (the declaration is in the engine) that returns an object that derives from Debut::Application (in our case the Sandbox)</text:p>
        </text:list-item>
      </text:list>
      <text:h text:style-name="P107" text:outline-level="2">What I learnt</text:h>
      <text:list xml:id="list97392155" text:style-name="L3">
        <text:list-item>
          <text:p text:style-name="P152">Macros are pretty powerful and it’s possible to use them to create platform-related features. Well, not only platform-related stuff (that’s just what I’ve used them for), but given also what I learnt with the ShyEngine (using macros to add function declarations and definitions depending on how classes were called), I personally see them being used in <text:span text:style-name="T11">metaprogramming. After all, what I did in Core.h was letting the engine understand if it was built on Windows and, if so, define a few macros.</text:span></text:p>
        </text:list-item>
        <text:list-item>
          <text:p text:style-name="P153">Entry points can be put in libraries! This makes me understand how SDL and glew worked in theory.</text:p>
        </text:list-item>
      </text:list>
      <text:h text:style-name="P75" text:outline-level="1">02/05/2022</text:h>
      <text:h text:style-name="P108" text:outline-level="2">Logging</text:h>
      <text:p text:style-name="P8">Logging is extremely important for the user (and for us) to understand what’s going on inside of the engine and to better debug the code when something goes wrong. Frequent logging gives us hints about in what point, approximately, a bug happened.</text:p>
      <text:p text:style-name="P9">One of the challenges in logging systems is the format of the log file. Spdlog gives a lot of different options for formatting without having to go crazy with relatively low level stuff.</text:p>
      <text:list xml:id="list1762089627" text:style-name="L4">
        <text:list-item>
          <text:p text:style-name="P154">About using external libraries or code: I realized that the old way with the ShyEngine was relatively bad (basically downloading the source code, getting the .lib file, adding it to the dependencies and add all the include files), as with newer versions you’d have to reinstall each library. Instead, a better way to use third-party code is by using git submodules.</text:p>
        </text:list-item>
      </text:list>
      <text:p text:style-name="P10">After installing spdlog, we could just use it as it is, but it’s better to write our own wrapper <text:soft-page-break/>around it. We don’t need all of spdlog features, we just need a handful of them adapted to our needs: in addition, if we want to change our logging library, games made with the engine can keep using the same functions, while the wrapper implementation changes.</text:p>
      <text:h text:style-name="P76" text:outline-level="1">02/06/2022</text:h>
      <text:h text:style-name="P109" text:outline-level="2">Premake</text:h>
      <text:p text:style-name="P11">Copy pasting the dll inside the Sandbox is kinda boring and time consuming, we’d like to automate the process a little bit, so that VS can do everything on its own whenever we build the solution. In addition, we need to be able to generate project files so that it’s possible to build the engine for any platform.</text:p>
      <text:p text:style-name="P11">Premake makes this possible (written in Lua). </text:p>
      <text:list xml:id="list2435046255" text:style-name="L5">
        <text:list-item>
          <text:p text:style-name="P155">Downloaded a premake executable</text:p>
        </text:list-item>
        <text:list-item>
          <text:p text:style-name="P155">Written a premake file</text:p>
        </text:list-item>
        <text:list-item>
          <text:p text:style-name="P155">Made a script to automatically call the premake build command</text:p>
        </text:list-item>
      </text:list>
      <text:h text:style-name="P110" text:outline-level="2">What I learnt</text:h>
      <text:list xml:id="list3572519686" text:style-name="L6">
        <text:list-item>
          <text:p text:style-name="P156">Premake: it’s a pretty cool alternative to cmake, with a simpler syntax and a more straightforward wokflow (imo). The wiki and docs are good, setting up a project is fairly easy. I got an error in VS claiming that “Debut.dll” couldn’t be executed and it took mejust a few seconds to search how to setup the startup project in my workspace.</text:p>
        </text:list-item>
        <text:list-item>
          <text:p text:style-name="P156">Automate as much as possible! Even typing a command to call premake is wasted time that adds up and could’ve been spent differently (hence the bat script to automatically call the command).</text:p>
        </text:list-item>
      </text:list>
      <text:h text:style-name="P77" text:outline-level="1">02/06/2022</text:h>
      <text:h text:style-name="P110" text:outline-level="2">Designing an Event System</text:h>
      <text:p text:style-name="P13">Our Application class needs to be informed about window and input events in order to dispatch them to layers (more on layers in the next chapters). The Window class, used to take care of windows, will not be tied to Application, despite the later can create the former. The Window just doesn’t need to be aware of the Application.</text:p>
      <text:p text:style-name="P13">When an event occurs in our “physical” window, it will create a platform-related event (mouse click, mouse move, window resized etc). We’re going to put all the necessary info in a DebutEvent and propagate it throughout the Application.</text:p>
      <text:p text:style-name="P15">Each Window could have an array of IEventListener, that is something that listens to events (it’d be an interface, so the methods OnEvent should be implemented by the derived classes). <text:span text:style-name="T12">It’s also necessary to have a Dispatcher that calls different callbacks depending on the type of the event.</text:span></text:p>
      <text:h text:style-name="P111" text:outline-level="2"><text:soft-page-break/>Expansions:</text:h>
      <text:list xml:id="list227111064" text:style-name="L7">
        <text:list-item>
          <text:p text:style-name="P157">Buffered event system: every once in a while, dispatch all the queued events so that the engine isn’t blocked every time an event occurs.</text:p>
        </text:list-item>
      </text:list>
      <text:h text:style-name="P78" text:outline-level="1">06/02/2022</text:h>
      <text:h text:style-name="P112" text:outline-level="2">Event System</text:h>
      <text:p text:style-name="P16">We need to create our Event classes, that will contain the data we need to handle them. I created a base Event class and defined a few useful macros: since most of the events will have the same implementation for things like GetName or GetCategory, using a macro makes sense. </text:p>
      <text:list xml:id="list3981469522" text:style-name="L8">
        <text:list-item>
          <text:p text:style-name="P158">I used 2 enums: Category (Window, Application, Mouse, Keyboard) and Type (MouseButtonPressed, KeyReleased etc). With the former it’s possible to filter event types, so that certain entities can just listen to certain kinds of events without the dispatcher sending them events they’re not interested about. The Type attribute, instead, is used to define, well, the type of an event.</text:p>
        </text:list-item>
        <text:list-item>
          <text:p text:style-name="P158">A static GetType function is used to get the type of a certain Event so that it’s possible to dispatch them to different handlers. It’s basically a more elegant implementation of typeof, but in addition we could also go up the clas hierarchy if needed. This reminds me of the way I implemented the GetComponent system in Shy, which used a similar approach to keep track of the type of each module.</text:p>
        </text:list-item>
      </text:list>
      <text:p text:style-name="P16">I defined 2 more classes, KeyEvent and MouseButtonEvent, which hold some common attributes between Key and Mouse events. MouseButtonPressed and MouseButtonReleased, for example, derive from MouseButtonEvent.</text:p>
      <text:p text:style-name="Text_20_body">I noticed that it’s pretty important to keep a clean hierarchy. If it was for me, I’d probably have created a MouseEvent class as well, but <text:span text:style-name="T13">it doesn’t make much sense to derive </text:span>MouseMoved <text:span text:style-name="T13">from it (buttons and movement are different things that use different data).</text:span></text:p>
      <text:p text:style-name="P16">Another good practice I have to <text:span text:style-name="T14">pick up is being precise when writing methods, that is making use of the “const” keyword when necessary, using initialization lists when nothing much happens in the constructor and other small details like those.</text:span></text:p>
      <text:h text:style-name="P113" text:outline-level="2">Improvement</text:h>
      <text:p text:style-name="P67">Declare the EventDispatcher and set up the callbacks only once, then just call dispatch after that, don’t bind functions every time an event is dispatched to the layer.</text:p>
      <text:h text:style-name="P79" text:outline-level="1">02/07/2022</text:h>
      <text:h text:style-name="P114" text:outline-level="2">Precompiled headers</text:h>
      <text:p text:style-name="P17">Precompiled headers are a set headers that can be compiled together <text:span text:style-name="T15">once. When you include a library like &lt;vector&gt; or &lt;string&gt;, every time the project is compiled, they get </text:span><text:soft-page-break/><text:span text:style-name="T15">recompiled as well, wasting some time in the process. If we’re sure that a header isn’t going to change, using precompiled headers is going to be useful.</text:span></text:p>
      <text:p text:style-name="P18">Setting up precompiled headers is pretty simple, especially if we’re using premake. Just make a .h and a .cpp file, make the cpp include the h. In the h include all the directories you need. Then specify those two files as pchheader and pchsource in the premake settings and you’re good to go. Compile time went from 5~ to 3~ seconds (and I wasn’t using libraries that much).</text:p>
      <text:h text:style-name="P80" text:outline-level="1">02/07/2022</text:h>
      <text:h text:style-name="P80" text:outline-level="1">Window Abstraction and GLFW</text:h>
      <text:p text:style-name="P18">We’re talking about abstractions because the engine will be cross-platform. GLFW is a cross-platform library which provides APIs for windows, events, surfaces etc.</text:p>
      <text:p text:style-name="P19">I added a basic Window class, used to abstract from the different window classes, one per OS: speaking about this, I added a WindowsWindow class that creates a GLFW Window and sets it according to the parameters specified by the user.</text:p>
      <text:h text:style-name="Heading_20_1" text:outline-level="1">02/0<text:span text:style-name="T18">8</text:span>/2022</text:h>
      <text:h text:style-name="Heading_20_2" text:outline-level="2">Fixing the logger</text:h>
      <text:p text:style-name="Text_20_body">Found out that the logger and debugging mode didn’t work. After fiddling A LOT with Visual Studio’s settings, I found out that, for some reason, it wasn’t able to debug x64 applications. I spent a whole day trying to fix that, so I just decided to upgrade VS19 to VS22: that solved the problem. </text:p>
      <text:p text:style-name="Text_20_body">Despite having only found a workaround, I’m pretty happy that I was able to isolate the problem by writing a simple program that would reproduce the issue.</text:p>
      <text:p text:style-name="Text_20_body">Then, I spent 2 days trying to fix the logger: I was getting access violations for a mutex when trying to call spdlog’s functions from anywhere else than the Log.h or Log.cpp files. I asked for support on <text:span text:style-name="T16">G</text:span>ithub and <text:span text:style-name="T16">I was told about the fact that I had to tweak a few settings in order for it to work in DLLs: in addition, I was using static attributes and methods, that can sometimes be inlined by the compiler. </text:span></text:p>
      <text:p text:style-name="P19">Also, spdlog, when used in a DLL, saves its state in the memory of the library: calling spdlog from the Sandbox would therefore cause problems, even though this didn’t justify why I wasn’t able to use it <text:span text:style-name="T17">just outside the Log class.</text:span></text:p>
      <text:p text:style-name="P20">After spending 2 days going nowhere, I just decided to switch the library to loguru. I wrote a few simple wrapper functions around it, since the installation consisted in including loguru.cpp where needed. I wanted to avoid including it everywhere, so I just linked it, included the hpp in Log.h and wrote a few wrappers.</text:p>
      <text:p text:style-name="P20">It’s been tiring.</text:p>
      <text:h text:style-name="P81" text:outline-level="1"><text:soft-page-break/>02/09/2022</text:h>
      <text:h text:style-name="P115" text:outline-level="2">Making a window</text:h>
      <text:p text:style-name="P21">After dealing with the Log and with Visual Studio, I was able to come back to test the Windows. Luckily, they worked in a pretty straightforward way, as I used the architecture I built previously to create a beautiful, eye-burning pink window.</text:p>
      <text:h text:style-name="P115" text:outline-level="2">Window events</text:h>
      <text:p text:style-name="P23">Added callbacks to the GLFW window! GLFW has a few handy functions that you can use to bind event callbacks: I used lambdas for the first time and they’re pretty useful, especially when you’re writing something that isn’t really needed anywhere else.</text:p>
      <text:p text:style-name="P23">Here’s the flow for handling window events:</text:p>
      <text:list xml:id="list2211296469" text:style-name="L9">
        <text:list-item>
          <text:p text:style-name="P159">Create a WindowsWindow</text:p>
        </text:list-item>
        <text:list-item>
          <text:p text:style-name="P159">Specify an EventCallback, by binding a function: for the binding process I used a macro, since the syntax is pretty long</text:p>
        </text:list-item>
        <text:list-item>
          <text:p text:style-name="P159">Then, for each type of event, a lambda function is specified:</text:p>
          <text:list>
            <text:list-item>
              <text:p text:style-name="P159">The WindowData object is retrieved: it contains data about the window and it is set when initializing it.</text:p>
            </text:list-item>
            <text:list-item>
              <text:p text:style-name="P159">Depending on the type of event, the data is modified (for example when the window is resized, width and height are changed)</text:p>
            </text:list-item>
            <text:list-item>
              <text:p text:style-name="P159">Then, since the data also contains the event callback previously set, it is possible to create an event (KeyEvent, MouseEvent) depending on what triggered the lambda, and pass it to the callback function</text:p>
            </text:list-item>
          </text:list>
        </text:list-item>
        <text:list-item>
          <text:p text:style-name="P159">Finally, the callback function can handle the events <text:span text:style-name="T19">however it wants. In this case, an EventDispatcher object is created and the event is passed to it, binding it a callback.</text:span></text:p>
          <text:list>
            <text:list-item>
              <text:p text:style-name="P160">IMPROVABLE: it would be nice to initialize the dispatcher first, by binding all the type of events to the respective callbacks. Then, when an event is received, the dispatcher automatically handles it calling the right function: in this way it wouldn’t be necessary to rebind the callback to the event every time it occurs.</text:p>
            </text:list-item>
          </text:list>
        </text:list-item>
      </text:list>
      <text:h text:style-name="P82" text:outline-level="1">02/10/2022</text:h>
      <text:h text:style-name="P116" text:outline-level="2">Layers</text:h>
      <text:p text:style-name="P22">Layers in a game engine aren’t necessarily bound to graphics and the order in which things are drawn. Instead, they can be used to expand the logic of our engine: if you have a stack of layers, it’s possible to update each layer in the order they’re using. </text:p>
      <text:p text:style-name="P24">In the case of graphics, we can have multiple layers so that we can render models first, then the UI and finally the gizmos. When using events, instead, we can let an element that <text:soft-page-break/>is on top of the stack to handle an event first: then, if it was the target of the event, it would stop the propagation to underlying layers.</text:p>
      <text:p text:style-name="P25">Added 2 new classes:</text:p>
      <text:list xml:id="list2804157816" text:style-name="L10">
        <text:list-item>
          <text:p text:style-name="P161">Layer: <text:span text:style-name="T20">represents a Layer and has a few methods used as callbacks for events such as layer added, removed or updated. In addition, there’s an OnEvent function used to handle events</text:span></text:p>
        </text:list-item>
        <text:list-item>
          <text:p text:style-name="P161">LayerStack:<text:span text:style-name="T20"> wraps a vector of Layers and represents a stack of layers. It’s possible to push and pop them: once added, Layers are owned by that stack; that means that when the stack is destroyed, all the layers in it are destroyed as well.</text:span></text:p>
        </text:list-item>
      </text:list>
      <text:p text:style-name="P27">There are 2 types of layers: normal Layers and overlay Layers. They’re not 2 different classes, but overay Layers always stay on top of the stack: that’s why an iterator to the top of the normal layers is kept, so that when adding a normal Layer, we’re sure that it’s below overlay Layers.</text:p>
      <text:h text:style-name="P83" text:outline-level="1">02/11/2022</text:h>
      <text:h text:style-name="P117" text:outline-level="2">DLL bug</text:h>
      <text:p text:style-name="P26">Just found out that the tutorial series will keep going with a static library so the problem could have been kinda hacked...by the way the problem was probably in the premake file: all of the Sandbox configurations were called “Debug” (thanks copy / paste), so the last setting to be applied was actually the Dist configurations, that had symbols turned off (that also explains why I couldn’t step into Sandbox). In addition, I had to turn on multitreaded DLL for all configurations (MD option, MDd for debug mode) and it made everything work correctly.</text:p>
      <text:p text:style-name="P26">I think I may also try to come back to spdlog sooner or later…</text:p>
      <text:h text:style-name="P118" text:outline-level="2">Glad</text:h>
      <text:p text:style-name="Text_20_body"><text:span text:style-name="T22">Pretty interested to notice that Glew is considered outdated or not easily configurable. </text:span><text:span text:style-name="T23">By the way, added Glad as a dependency and tested it by generating a vertex array: was getting a memory error and I panicked, but I was just putting the glGenVertexArray call before creating the window and initializing OpenGL.</text:span></text:p>
      <text:h text:style-name="P84" text:outline-level="1">02/12/2022</text:h>
      <text:h text:style-name="P119" text:outline-level="2">ImGui</text:h>
      <text:p text:style-name="P29">Added ImGui as an external library in <text:span text:style-name="T24">order to be able to easily render UI on top of our engine: it could be used to show debug info and data or to directly implement a UI to have an editor inside of the engine.</text:span></text:p>
      <text:p text:style-name="P30">After adding ImGui as a git submodule, I added a new Layer and used PushOverlay to push it on top of the stack. Found out that it’s important to update the layers first and then <text:soft-page-break/>the Window, since swapping the buffers in Window::OnUpdate probably erases what happened before.</text:p>
      <text:p text:style-name="P30">When attached, the ImGui layer creates a new ImGui context and initializes it. OnUpdate, 4 things happen:</text:p>
      <text:list xml:id="list359730649" text:style-name="L11">
        <text:list-item>
          <text:p text:style-name="P163">The size of the display is set. Said size is obtained from the Application, that I turned into a singleton for it to be accessible from everywhere. </text:p>
        </text:list-item>
        <text:list-item>
          <text:p text:style-name="P163">Delta time is roughly computed and assigned to the ImGuiIO object used in the context</text:p>
        </text:list-item>
        <text:list-item>
          <text:p text:style-name="P163">A new ImGui frame is created</text:p>
        </text:list-item>
        <text:list-item>
          <text:p text:style-name="P163">The demo window is shown, <text:span text:style-name="T25">but it’s not possible to interact with it yet, since the input events haven’t been binded</text:span></text:p>
        </text:list-item>
      </text:list>
      <text:h text:style-name="P85" text:outline-level="1">02/13/2022</text:h>
      <text:h text:style-name="P120" text:outline-level="2">ImGui events</text:h>
      <text:p text:style-name="P31">Binded the ImGui events to Debut Events: when the ImGuiLayer intercepts an event, it is sent to a dispatcher, that calls the right callback depending on the type of the event. Since the ImGuiLayer is the only one that should process the event (if it’s sent to it), all of the callback functions return false (“don’t propagate”).</text:p>
      <text:p text:style-name="P31">I find the event / dispatcher system a bit weird to be honest, I would’ve probably thought it in some other way, probably something more similar to what the pixel editor is using: have a global event dispatcher, have elements subscribe to certain events. When an event occurs, the dispatcher calls all the callbacks that have been set. </text:p>
      <text:p text:style-name="P31">This is quite straightforward in JavaScript, but it might be a bit more cumbersome in C++. The current Event / EventDispatcher system works absolutely fine, it’s just something that I’m not used to and that I should study a bit more in the future.</text:p>
      <text:h text:style-name="P86" text:outline-level="1">02/16/2022</text:h>
      <text:h text:style-name="P121" text:outline-level="2">Input polling</text:h>
      <text:p text:style-name="P33"><text:span text:style-name="T27">Basically the process with which the user is able to check the state of the input (e.g. is the alt key down in this moment?). </text:span><text:span text:style-name="T26">Created a basic, static Input class that acts as a singleton: it’s possible to call Input functions just by invoking it. The WindowsWindow class, then, creates a WindowsInput object and assigns it to the global Input instance: in that way, each platform is able to instantiate their own implementation of the Input system. When we’ll get to code for Unix, we’ll have something like a UnixWindow, that will instantiate a UnixInput, that will implement the methods declared in Input.</text:span></text:p>
      <text:p text:style-name="P32">For now, since we’re focusing on Windows, I created a WindowsInput class and implemented the input methods using GLFW: the poll functions are pretty easy to add, they just check the state in the IO object, that is kept up to date by the event handlers.</text:p>
      <text:h text:style-name="P87" text:outline-level="1"><text:soft-page-break/>Key and Mouse codes</text:h>
      <text:p text:style-name="P32">If we keep relying on GLFW’s key and mouse codes, we’ll have some problems when we’ll have to pass / manipulate codes in other libraries or platforms. In addition, using GLFW makes us depend on it.</text:p>
      <text:p text:style-name="P34">At the moment, it’s enough to copy GLFW’s keycodes and rename them so that it’s possible to use them just by including Debut.h instead of including GLFW as well. In the future, two alternatives are possible:</text:p>
      <text:list xml:id="list3172406248" text:style-name="L12">
        <text:list-item>
          <text:p text:style-name="P164">We use a different set of macros depending on the operating system: we could just add an #ifdef WINDOWS_PLATFORM before the current codes and then do an #else ifdef UNIX_PLATFORM and redefine the macros</text:p>
        </text:list-item>
        <text:list-item>
          <text:p text:style-name="P164">We use a translation table. With the previous approach, serializing that data becomes a bit hard, while a translation table adds dynamicity and doesn’t introduce much overhead.</text:p>
        </text:list-item>
      </text:list>
      <text:h text:style-name="P88" text:outline-level="1">02/17/2022</text:h>
      <text:h text:style-name="P122" text:outline-level="2">ImGui docking</text:h>
      <text:p text:style-name="P35">Since ImGui has a docking branch that implements windows docking, I added support for that. In addition, I added an OnImGuiRender method to the base Layer class, so that each layer is able to use ImGui and add UI on the screen.</text:p>
      <text:p text:style-name="P35">In order for ImGui to render and update, I added 2 methods: Begin and End. Begin is used to create a new frame and setup everything, while End is used to draw the elements that have been added to the ImGui context: OnImGuiRender is used to add said elements.</text:p>
      <text:p text:style-name="P35">The workflow for a Layer is pretty simple and consists in calling Begin, then the overridden OnImGuiRender and finally End.</text:p>
      <text:h text:style-name="Heading_20_2" text:outline-level="2">Rendering</text:h>
      <text:p text:style-name="Text_20_body">Rendering is the process of drawing (at a fast rate, generally more than 30FPS) things on the screen. <text:span text:style-name="T28">The whole architecture is split into 2 main parts:</text:span></text:p>
      <text:list xml:id="list4253202856" text:style-name="L13">
        <text:list-item>
          <text:p text:style-name="P162">Rendering API:<text:span text:style-name="T20"> platform / API specific, it takes care of rendering primitives and tells the GPU what to do (swap chains, buffers, textures, shaders etc). This means we’d like to have different implementations for different platforms (Vulkan, OpenGL)</text:span></text:p>
        </text:list-item>
        <text:list-item>
          <text:p text:style-name="P162">Renderer:<text:span text:style-name="T20"> the Renderer uses the Rendering API and it’s built at a higher abstraction layer. In that way, even though the API may change, the Renderer doesn’t need to and it’s platform-agnostic. </text:span></text:p>
          <text:list>
            <text:list-item>
              <text:p text:style-name="P165">2D / 3D renderers, forward / deferred renderers</text:p>
            </text:list-item>
            <text:list-item>
              <text:p text:style-name="P165">Scene graph</text:p>
            </text:list-item>
            <text:list-item>
              <text:p text:style-name="P165">Sorting, culling, cameras, LOD</text:p>
            </text:list-item>
            <text:list-item>
              <text:p text:style-name="P162"><text:soft-page-break/><text:span text:style-name="T20">Materials, animation, VFX, </text:span><text:span text:style-name="T21">PostFX</text:span></text:p>
            </text:list-item>
          </text:list>
        </text:list-item>
      </text:list>
      <text:h text:style-name="P89" text:outline-level="1">02/18/2022</text:h>
      <text:h text:style-name="P123" text:outline-level="2">Static lib</text:h>
      <text:p text:style-name="P36">Using a DLL gives us lots of warnings and it’s a bit hard to maintain and manage (having to write function definition files is tricky and required for Sandbox to handle ImGui), so we’ll switch to a static library. This change will give us a speed increment as well, plus all symbols will be exported correctly to the application that will use the library (since the library gets linked statically).</text:p>
      <text:h text:style-name="P124" text:outline-level="2">Rendering context and first triangle!</text:h>
      <text:p text:style-name="P38">Added a GraphicsContext class, that contains pure virtual functions that are implemented by the different, platform-specific contexts. In our case, we just have an OpenGLContext at the moment, but it will be possible to add more in the future, even though it might be a bit hard in certain cases (Vulkan requiring 1200 lines to draw a triangle).</text:p>
      <text:p text:style-name="P38">A rendering context implementation also contains a Window handle used to manage the window: in our case, the OpenGLContext contains a reference to a GLFWwindow.</text:p>
      <text:p text:style-name="P38">After implementing the OpenGLContext (moving a few lines from Application.cpp to that class was enough), I was able to draw my first raw triangle using OpenGL. It might be a good time to watch the OpenGL series (it’s only 30 episodes in the end, following it should probably be enough, plus episodes are shorter). <text:span text:style-name="T29">In case I follow it, I’ll write notes in the next days.</text:span></text:p>
      <text:h text:style-name="P90" text:outline-level="1">02/19/2022</text:h>
      <text:h text:style-name="P125" text:outline-level="2">OpenGL</text:h>
      <text:p text:style-name="P37">OpenGL is a graphics API that allows us to access and use the GPU, one of the many that allows that (Vulkan, Metal, DirectX). OpenGL is not a library or a framework, it’s just a specification: OpenGL is implemented by the graphics card manifacturer and may be implemented differently depending on the vendor of the GPU. OpenGL is, therefore, not open source (generally, especially with NVIDIA or Intel).</text:p>
      <text:p text:style-name="P39">Shader:<text:span text:style-name="T20"> code that runs on the GPU.</text:span></text:p>
      <text:p text:style-name="P28">Added GLFW to the OpenGL project, how cool it is when you actually know what you’re doing. Almost makes it seem like an easy thing, but after all people keep saying OpenGL is the easiest API so that might also be why, but I’ve never felt so “confident” about the things that I’m learning.</text:p>
      <text:h text:style-name="P91" text:outline-level="1"><text:soft-page-break/>02/20/2022</text:h>
      <text:h text:style-name="P126" text:outline-level="2">OpenGL loading</text:h>
      <text:p text:style-name="P41">As we already said, OpenGL is just a set of standards and the graphics card vendors are free to implement them however they want. So we need an additional library that is able to access those implementations for us, that is an OpenGL loader: we’re going to use Glew for that.</text:p>
      <text:h text:style-name="P92" text:outline-level="1">02/21/2022</text:h>
      <text:h text:style-name="P127" text:outline-level="2">Vertex buffers</text:h>
      <text:p text:style-name="P40">Drawing geometry requires creating a buffer containing the vertices that we have to render. With glGenBuffers it’s possible to allocate a buffer and get its id: then it’s possible to bind it (select it, since OpenGL is a finite state machine) and upload data to it. With glDrawArrays it’s finally possible to draw the vertices.</text:p>
      <text:p text:style-name="P43">This is not all we need though, vertex attributes are missing: vertices are not only coordinates, but they can contain additional data (like colour for example). In addition, OpenGL needs to know how a vertex is made (in this case it’s just made of 2 floats) in order to interpret what the buffer means.</text:p>
      <text:p text:style-name="P43">glVertexAttribPointer lets us specify vertex attributes <text:span text:style-name="T30">and glEnableAttribArray lets us enable that particular attribute. At this point, some graphics card allow us to draw triangles with a default shader, in other cases we might need one.</text:span></text:p>
      <text:h text:style-name="P128" text:outline-level="2">Shaders</text:h>
      <text:p text:style-name="P42">There are mainy 2 types of shaders: vertex shaders, used to manipulate vertices and to feed input to the fragment shaders and fragment shaders, used to colour pixels. Other types of shaders are compute shaders and geometry shaders.</text:p>
      <text:p text:style-name="P44">Getting shaders to work is pretty straightfoward: you provide a source, compile them, attach them to a program you created, link them and finally validate the shader program. It’s pretty interesting because the process is exactly the same of compiling a normal program: we even have to delete intermediate results (glDeleteShader).</text:p>
      <text:h text:style-name="P93" text:outline-level="1">23/02/2022</text:h>
      <text:h text:style-name="P129" text:outline-level="2">Index arrays</text:h>
      <text:p text:style-name="P45">Consider the case of drawing a rectangle. A rectangle is made of 2 triangles, with 2 vertices in common: if we were to render a triangle with the methods seen until now, we’d probably end up having an array with 6 vertices. Since 2 vertices are in common, however, we could optimize the process a little bit.</text:p>
      <text:p text:style-name="P45">That’s the main use of index arrays: given an array of unique vertices, it’s possible to <text:soft-page-break/>define a triangle just by using the indices of the vertices in the vertex array, recycling indices if necessary. This allows us to save time and space when rendering geometry.</text:p>
      <text:p text:style-name="P45">Creating an index array is very similar to creating a vertex array, with the only difference being the type of array being created and the function used to draw the triangles being glDrawElements instead of glDrawArrays.</text:p>
      <text:h text:style-name="P130" text:outline-level="2">Uniforms</text:h>
      <text:p text:style-name="P46">Uniforms are variable that are set in the CPU and used in the GPU by shaders. We can define uniforms and their type in a shader and then use them: on the CPU side we need to get the uniform location from the shader (so we need to create the shader before setting up uniforms) and then feed it values. The process is either pretty straightforward or I’m starting to get the hang of graphics programming basics.</text:p>
      <text:h text:style-name="P94" text:outline-level="1">02/25/2022</text:h>
      <text:h text:style-name="P131" text:outline-level="2">Vertex Array Objects</text:h>
      <text:p text:style-name="P47">Vertex Array Objects enables us to specify the structure of vertices and other properties once per mesh to be rendered and then render it separately. Each mesh should have a vertex array object, that stores the state and configuration needed to render it: then, when the time to render the mesh comes, it’s just possible to bind the current vertex array and then call glDrawElements.</text:p>
      <text:h text:style-name="P132" text:outline-level="2">Abstractions</text:h>
      <text:p text:style-name="P48">Just refactored the code a little bit in order to abstract some functions. In particular, I added an IndexBuffer class and a VertexBuffer class, that just wrap the functions used to create and bind them.</text:p>
      <text:p text:style-name="P49">Also abstracted the VertexArray creation process: the VertexArray class creates a vertex array, then it’s possible to call AddBuffer to specify the layout of a buffer passed to that array. The VertexBufferLayout class describes the layout of a vertex buffer and it’s possible to push elements using the Push function.</text:p>
      <text:h text:style-name="P133" text:outline-level="2">What I learnt</text:h>
      <text:p text:style-name="P49">Templates tricks, like using template&lt;typename T&gt; for a templated function, then calling static_assert(false) inside of it and “redirect” the call to specialized functions, that use an empty template&lt;&gt; and specify the type they support.</text:p>
      <text:h text:style-name="P95" text:outline-level="1">02/27/2022</text:h>
      <text:h text:style-name="P134" text:outline-level="2">Textures</text:h>
      <text:p text:style-name="P50">Created a Texture class used to handle textures, also added stb as a dependency. An interesting thing to note is that the Bind function accepts an optional slot parameter: that’s <text:soft-page-break/>because OpenGL allows us to bind multiple textures at the same time, assigning them to different slots (they’re usually 32).</text:p>
      <text:p text:style-name="P51">Creating and binding a texture works pretty similarly to creating buffers and arrays, but we need to tell the shader to use the provided texture when rendering. In the vertex shader, we can add a varying, that is a variable that is input from the CPU and output to the fragment shader, in order to save information about the texture coordinates. Then, we need to setup a sampler2D in the fragment shader to sample the color from it, using the provided coordinates.</text:p>
      <text:h text:style-name="Heading_20_3" text:outline-level="3">Notes</text:h>
      <text:p text:style-name="P51">OpenGL optimizes shader uniforms. So, if they’re not used, they will be completely removed from the shader and glGetUniformLocation will return -1. A solution is assigning some random value to the uniform (therefore “using” it), or just ignore the warnings.</text:p>
      <text:h text:style-name="P96" text:outline-level="1">28/02/2022</text:h>
      <text:h text:style-name="P135" text:outline-level="2">Model / View / Projection matrices</text:h>
      <text:p text:style-name="P52">A projection matrix scales vertices so that they’re correctly mapped to OpenGL space (that goes from -1 to 1 in both axis).</text:p>
      <text:p text:style-name="P53">A <text:span text:style-name="T31">view matrix</text:span> represents the transform of a camera. </text:p>
      <text:p text:style-name="P53">A <text:span text:style-name="T31">model matrix</text:span> represents the transform of a 3D model.</text:p>
      <text:p text:style-name="P54">The position of a vertex on the screen is ultimately determined by the formula P*V*M*v.</text:p>
      <text:p text:style-name="P54"><text:span text:style-name="T31">Transform</text:span> is the combination of translation, rotation and scale.</text:p>
      <text:h text:style-name="P136" text:outline-level="2">ImGui</text:h>
      <text:p text:style-name="P56">...<text:span text:style-name="T32">added ImGui, setup a small slider used to move textures around using dear ImGui makes me want to make lots of stuff with it, it looks so comfortable to use to make GUIs.</text:span></text:p>
      <text:h text:style-name="P97" text:outline-level="1">03/04/2022</text:h>
      <text:h text:style-name="P137" text:outline-level="2">End of basic OpenGL | Shaders</text:h>
      <text:p text:style-name="P55">Decided to get back to the engine, since lot of future stuff is covered there. <text:span text:style-name="T33">Added a basic Shader class that handles the creation of a shader from its source code and has Bind / Unbind methods. Wrote a very basic shader that colours triangles purple, </text:span><text:span text:style-name="T34">started abstracting away OpenGL.</text:span></text:p>
      <text:h text:style-name="P98" text:outline-level="1"><text:soft-page-break/>09/03/2022</text:h>
      <text:h text:style-name="P138" text:outline-level="2">Renderer flow</text:h>
      <text:p text:style-name="P57">The last thing we need to abstract away from our engine is OpenGL’s draw call<text:span text:style-name="T35">s, which will be moved to an API system. The application that needs to deal with graphics, from now on, will call functions defined in RenderCommand: each RenderCommand will forward the call to a RendererAPI. </text:span></text:p>
      <text:p text:style-name="P59">A RendererAPI is the base class used to abstract away graphics library, meaning that each graphics API will have its own RendererAPI (in our case we have OpenGLRendererAPI, that implements the RendererAPI functions using OpenGL).</text:p>
      <text:p text:style-name="P58">I also added a Renderer class, that is used to group multiple RenderCommands and implement the rendering pipeline. The BeginScene method does nothing at the moment, but in the future it will take care of sending uniforms and data about lights or cameras. The Submit method submits a VertexArray for rendering.</text:p>
      <text:h text:style-name="P99" text:outline-level="1">11/03/2022</text:h>
      <text:h text:style-name="P139" text:outline-level="2">Cameras</text:h>
      <text:p text:style-name="P60">I’m probably going to skip on some concept because I already know them from the CG course at uni. By the way, 3D object data need to be drawn on a 2D surface: cameras take care of moving things on the screen depending on the attributes of the point of view (transform, field of view, <text:span text:style-name="T36">aspect ratio).</text:span></text:p>
      <text:p text:style-name="P61">Camera transforms are expressed in the form of matrices: when we move or rotate the camera, we actually move or rotate the whole world in the opposite way, which means that the camera transform matrix must be inverted and multiplied by the objects’ transforms.</text:p>
      <text:p text:style-name="P63">Projection and view matrices are usually handled by the camera, but the model matrix needs to be stored for each model. The view / projection matrix needs to be recomputed each time the camera transform changes, but it’s the same for each vertex: that’s why it’s useful to compute the view projection matrix in the CPU and leave the rest (VP * model * vertex) to the GPU. Actually wouldn’t it be nice to have the VP * model computed in the CPU as well? Since it’s the same for each model…</text:p>
      <text:h text:style-name="P100" text:outline-level="1">13/03/2022</text:h>
      <text:h text:style-name="P140" text:outline-level="2">OrthographicCamera</text:h>
      <text:p text:style-name="P64">Added an OrthographicCamera class used to handle camera data and its matrices. Also added a uniform in the shader to pass the matrices: found out that a bad definition for a Material is “the union of a shader and scene data”. This actually explains what was missing from Shy and why it was so cumbersome to send uniforms and other data to shaders. We haven’t added a Material class yet, so we’ll manual set uniforms via the Renderer and pass the Shader to it in addition to the VertexArray.</text:p>
      <text:p text:style-name="P64"><text:soft-page-break/>By multiplying the view / projection matrix by each vertex coordinate, we can translate the vertex from world space to screen space.</text:p>
      <text:h text:style-name="P141" text:outline-level="2">Moving to Sandbox</text:h>
      <text:p text:style-name="P62">Moved everything but the things that are inherent to the engine to Sandbox. This includes buffers and arrays, shaders, the camera.</text:p>
      <text:h text:style-name="P101" text:outline-level="1">14/03/2022</text:h>
      <text:h text:style-name="P142" text:outline-level="2">Timestep</text:h>
      <text:p text:style-name="P65">When moving the camera, we add a certain amount to one of its coordinates. If the rendering loop is ran at 60 fps, it moves fairly fast, but if it’s ran at 2 fps, the coordinate update will only happen twice per second, so it’ll move much slower.</text:p>
      <text:p text:style-name="P66">Added a deltaTime (Timestep class) that keeps track of how much the last frame lasted in order to have an estimation of the framerate and keep everything consistent.</text:p>
      <text:h text:style-name="P143" text:outline-level="2">Transform</text:h>
      <text:p text:style-name="P68">Added a parameter to Renderer::Submit so that it’s possible to specify a Transform matrix, which contains scale, position, rotation data. That matrix is then passed to the shader as a uniform and multiplied by the view / projection matrix.</text:p>
      <text:h text:style-name="P142" text:outline-level="2">Improvements</text:h>
      <text:p text:style-name="P65">Time retrieval should be platform-independent (have a few helpers in Platform).</text:p>
      <text:h text:style-name="P102" text:outline-level="1">17/03/2022</text:h>
      <text:p text:style-name="P69">Abstracted Shader, added some more utility functions in OpenGLShader used to upload different types of data to a shader; also added a simple ImGui slider used to control the color of the triangles drawn on screen.</text:p>
      <text:h text:style-name="P144" text:outline-level="2">References and smart pointers</text:h>
      <text:p text:style-name="P70">When working with game engines, things are done kinda asynchronously. At the moment, for example, the Renderer draws what it’s been submitted immediately, but usually this doesn’t really happen. Instead, elements are submitted and after that, they’re rendered.</text:p>
      <text:p text:style-name="P70">In the context of a multi-threaded engine, the submission might happen at some point, while the rendering could happen after a while. If the Application (the game) deletes the memory of a VertexBuffer that has been submitted but not rendered, the Renderer won’t be able to actually render it because the memory will be lost.</text:p>
      <text:p text:style-name="P71">Added name redefinitions in Core.h for shared and unique pointers: they’re templated, but in the future <text:span text:style-name="T31">(Improvement)</text:span>, if we end up using a certain kind of reference a lot of times, we could just rename std::shared_ptr&lt;RefType&gt; to a simpler name.</text:p>
      <text:h text:style-name="P103" text:outline-level="1"><text:soft-page-break/>18/03/2022</text:h>
      <text:h text:style-name="P145" text:outline-level="2">Textures</text:h>
      <text:p text:style-name="P166">Managed to render a square and use a shader to display texture coordinates (all by myself! Not really that big of a deal, but I’m happy that I was pretty confident about what I was doing).</text:p>
      <text:h text:style-name="P146" text:outline-level="2">Improvements</text:h>
      <text:list xml:id="list2437562278" text:style-name="L14">
        <text:list-item>
          <text:p text:style-name="P167">In OpenGLTexture.cpp, we load the texture with stbi_load, which also lets us get the number of channels in the image. We could use that to specify the type of texture in glTextureSubImage2D: if it’s 3 then it’s RGB, if it’s 4 then it’s RGBA etc</text:p>
        </text:list-item>
        <text:list-item>
          <text:p text:style-name="P168">Mig / mag configurable</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Arial" fo:font-family="Arial" style:font-family-generic="swiss" style:font-pitch="variable" fo:font-weight="normal" officeooo:rsid="008e4b73" style:font-weight-asian="normal" style:font-weight-complex="norm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3-18T23:23:19.101000000</dc:date>
    <meta:editing-duration>P1DT2H42M14S</meta:editing-duration>
    <meta:editing-cycles>64</meta:editing-cycles>
    <meta:generator>LibreOffice/7.2.4.1$Windows_X86_64 LibreOffice_project/27d75539669ac387bb498e35313b970b7fe9c4f9</meta:generator>
    <meta:document-statistic meta:table-count="0" meta:image-count="0" meta:object-count="0" meta:page-count="17" meta:paragraph-count="244" meta:word-count="6179" meta:character-count="35888" meta:non-whitespace-character-count="29992"/>
  </office:meta>
</office:document-meta>
</file>